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729fcf" draw:marker-start-width="0.26cm" draw:marker-end-width="0.26cm" draw:fill="none" draw:fill-color="#f6f9d4" draw:textarea-vertical-align="middle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729fcf" draw:marker-start-width="0.27cm" draw:marker-end-width="0.27cm" draw:fill="none" draw:fill-color="#f6f9d4" draw:textarea-vertical-align="middle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2cm" svg:stroke-color="#729fcf" draw:marker-start-width="0.24cm" draw:marker-end-width="0.24cm" draw:fill="none" draw:fill-color="#f6f9d4" draw:textarea-vertical-align="middle" fo:padding-top="0.135cm" fo:padding-bottom="0.135cm" fo:padding-left="0.26cm" fo:padding-right="0.26cm"/>
      <style:paragraph-properties style:writing-mode="lr-tb"/>
    </style:style>
    <style:style style:name="gr4" style:family="graphic" style:parent-style-name="objectwithoutfill">
      <style:graphic-properties svg:stroke-width="0.02cm" draw:marker-start-width="0.24cm" draw:marker-end-width="0.24cm" draw:fill="none" draw:fill-color="#f6f9d4" draw:textarea-vertical-align="middle" fo:padding-top="0.135cm" fo:padding-bottom="0.135cm" fo:padding-left="0.26cm" fo:padding-right="0.26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48cm" fo:min-width="3.23cm" fo:padding-top="0.01cm" fo:padding-bottom="0.01cm" fo:padding-left="0.01cm" fo:padding-right="0.01cm"/>
      <style:paragraph-properties style:writing-mode="lr-tb"/>
    </style:style>
    <style:style style:name="gr6" style:family="graphic" style:parent-style-name="objectwithoutfill">
      <style:graphic-properties svg:stroke-color="#b2b2b2" draw:fill="none" draw:fill-color="#f6f9d4" draw:textarea-vertical-align="middle"/>
      <style:paragraph-properties style:writing-mode="lr-tb"/>
    </style:style>
    <style:style style:name="gr7" style:family="graphic" style:parent-style-name="standard">
      <style:graphic-properties svg:stroke-color="#b2b2b2" draw:fill-color="#f6f9d4" draw:textarea-horizontal-align="justify" draw:textarea-vertical-align="middle" draw:auto-grow-height="false" fo:min-height="0.48cm" fo:min-width="1.48cm" fo:padding-top="0.01cm" fo:padding-bottom="0.01cm" fo:padding-left="0.01cm" fo:padding-right="0.01cm"/>
      <style:paragraph-properties style:writing-mode="lr-tb"/>
    </style:style>
    <style:style style:name="gr8" style:family="graphic" style:parent-style-name="standard">
      <style:graphic-properties svg:stroke-color="#b2b2b2" draw:fill-color="#dee6ef" draw:textarea-horizontal-align="justify" draw:textarea-vertical-align="middle" draw:auto-grow-height="false" fo:min-height="0.481cm" fo:min-width="1.08cm" fo:padding-top="0.01cm" fo:padding-bottom="0.01cm" fo:padding-left="0.01cm" fo:padding-right="0.01cm"/>
      <style:paragraph-properties style:writing-mode="lr-tb"/>
    </style:style>
    <style:style style:name="gr9" style:family="graphic" style:parent-style-name="standard">
      <style:graphic-properties svg:stroke-color="#b2b2b2" draw:fill-color="#dee6ef" draw:textarea-horizontal-align="justify" draw:textarea-vertical-align="middle" draw:auto-grow-height="false" fo:min-height="0.481cm" fo:min-width="1.48cm" fo:padding-top="0.01cm" fo:padding-bottom="0.01cm" fo:padding-left="0.01cm" fo:padding-right="0.01cm"/>
      <style:paragraph-properties style:writing-mode="lr-tb"/>
    </style:style>
    <style:style style:name="gr10" style:family="graphic" style:parent-style-name="standard" style:list-style-name="L1">
      <style:graphic-properties svg:stroke-color="#b2b2b2" draw:fill-color="#dedce6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11" style:family="graphic" style:parent-style-name="standard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12" style:family="graphic" style:parent-style-name="standard" style:list-style-name="L1">
      <style:graphic-properties svg:stroke-color="#b2b2b2" draw:fill-color="#dedce6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13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14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15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16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17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18" style:family="graphic" style:parent-style-name="standard" style:list-style-name="L1">
      <style:graphic-properties svg:stroke-color="#b2b2b2" draw:fill-color="#dedce6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19" style:family="graphic" style:parent-style-name="standard" style:list-style-name="L1">
      <style:graphic-properties svg:stroke-color="#b2b2b2" draw:fill-color="#dedce6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20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21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22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23" style:family="graphic" style:parent-style-name="standard" style:list-style-name="L1">
      <style:graphic-properties svg:stroke-color="#b2b2b2" draw:fill-color="#f6f9d4" draw:textarea-horizontal-align="justify" draw:textarea-vertical-align="middle" draw:auto-grow-height="false" fo:min-height="0.48cm" fo:min-width="1.48cm" fo:padding-top="0.01cm" fo:padding-bottom="0.01cm" fo:padding-left="0.01cm" fo:padding-right="0.01cm"/>
      <style:paragraph-properties style:writing-mode="lr-tb"/>
    </style:style>
    <style:style style:name="gr24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25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26" style:family="graphic" style:parent-style-name="standard" style:list-style-name="L1">
      <style:graphic-properties svg:stroke-color="#b2b2b2" draw:fill-color="#dedce6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27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28" style:family="graphic" style:parent-style-name="standard" style:list-style-name="L1">
      <style:graphic-properties svg:stroke-color="#b2b2b2" draw:fill-color="#dedce6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29" style:family="graphic" style:parent-style-name="standard" style:list-style-name="L1">
      <style:graphic-properties svg:stroke-color="#b2b2b2" draw:fill-color="#dedce6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30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31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32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33" style:family="graphic" style:parent-style-name="standard" style:list-style-name="L1">
      <style:graphic-properties svg:stroke-color="#b2b2b2" draw:fill-color="#f6f9d4" draw:textarea-horizontal-align="justify" draw:textarea-vertical-align="middle" draw:auto-grow-height="false" fo:min-height="0.48cm" fo:min-width="1.48cm" fo:padding-top="0.01cm" fo:padding-bottom="0.01cm" fo:padding-left="0.01cm" fo:padding-right="0.01cm"/>
      <style:paragraph-properties style:writing-mode="lr-tb"/>
    </style:style>
    <style:style style:name="gr34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35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36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37" style:family="graphic" style:parent-style-name="standard" style:list-style-name="L1">
      <style:graphic-properties svg:stroke-color="#b2b2b2" draw:fill-color="#ffe994" draw:textarea-horizontal-align="justify" draw:textarea-vertical-align="middle" draw:auto-grow-height="false" fo:min-height="0.48cm" fo:min-width="0.98cm" fo:padding-top="0.01cm" fo:padding-bottom="0.01cm" fo:padding-left="0.01cm" fo:padding-right="0.01cm"/>
      <style:paragraph-properties style:writing-mode="lr-tb"/>
    </style:style>
    <style:style style:name="gr38" style:family="graphic" style:parent-style-name="standard">
      <style:graphic-properties svg:stroke-color="#b2b2b2" draw:fill-color="#dee6ef" draw:textarea-horizontal-align="justify" draw:textarea-vertical-align="middle" draw:auto-grow-height="false" fo:min-height="0.48cm" fo:min-width="1.08cm" fo:padding-top="0.01cm" fo:padding-bottom="0.01cm" fo:padding-left="0.01cm" fo:padding-right="0.01cm"/>
      <style:paragraph-properties style:writing-mode="lr-tb"/>
    </style:style>
    <style:style style:name="gr39" style:family="graphic" style:parent-style-name="standard">
      <style:graphic-properties svg:stroke-color="#b2b2b2" draw:fill-color="#dee6ef" draw:textarea-horizontal-align="justify" draw:textarea-vertical-align="middle" draw:auto-grow-height="false" fo:min-height="0.48cm" fo:min-width="1.48cm" fo:padding-top="0.01cm" fo:padding-bottom="0.01cm" fo:padding-left="0.01cm" fo:padding-right="0.01cm"/>
      <style:paragraph-properties style:writing-mode="lr-tb"/>
    </style:style>
    <style:style style:name="gr40" style:family="graphic" style:parent-style-name="standard">
      <style:graphic-properties svg:stroke-color="#b2b2b2" draw:fill-color="#ffd7d7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41" style:family="graphic" style:parent-style-name="standard" style:list-style-name="L1">
      <style:graphic-properties svg:stroke-color="#b2b2b2" draw:fill-color="#ffd7d7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gr42" style:family="graphic" style:parent-style-name="standard" style:list-style-name="L1">
      <style:graphic-properties svg:stroke-color="#b2b2b2" draw:fill-color="#ffd7d7" draw:textarea-horizontal-align="justify" draw:textarea-vertical-align="middle" draw:auto-grow-height="false" fo:min-height="0.48cm" fo:min-width="1.23cm" fo:padding-top="0.01cm" fo:padding-bottom="0.01cm" fo:padding-left="0.01cm" fo:padding-right="0.01cm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="none" draw:fill-color="#f6f9d4"/>
      <style:paragraph-properties fo:text-align="center"/>
      <style:text-properties fo:font-size="9pt" style:font-size-asian="15pt" style:font-size-complex="15pt"/>
    </style:style>
    <style:style style:name="P3" style:family="paragraph">
      <style:paragraph-properties fo:text-align="center"/>
      <style:text-properties fo:font-size="11pt"/>
    </style:style>
    <style:style style:name="P4" style:family="paragraph">
      <loext:graphic-properties draw:fill-color="#ffffff"/>
      <style:paragraph-properties fo:text-align="center"/>
      <style:text-properties fo:font-size="11pt" style:font-size-asian="15pt" style:font-size-complex="15pt"/>
    </style:style>
    <style:style style:name="P5" style:family="paragraph">
      <loext:graphic-properties draw:fill-color="#f6f9d4"/>
      <style:paragraph-properties fo:text-align="center"/>
      <style:text-properties fo:font-size="9pt" style:font-size-asian="14pt" style:font-size-complex="14pt"/>
    </style:style>
    <style:style style:name="P6" style:family="paragraph">
      <loext:graphic-properties draw:fill-color="#dee6ef"/>
      <style:paragraph-properties fo:text-align="center"/>
      <style:text-properties fo:font-size="9pt" style:font-size-asian="14pt" style:font-size-complex="14pt"/>
    </style:style>
    <style:style style:name="P7" style:family="paragraph">
      <loext:graphic-properties draw:fill-color="#f6f9d4"/>
      <style:paragraph-properties fo:text-align="center"/>
      <style:text-properties fo:font-size="9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6pt"/>
    </style:style>
    <style:style style:name="P9" style:family="paragraph">
      <loext:graphic-properties draw:fill-color="#dedce6"/>
      <style:paragraph-properties fo:margin-left="0cm" fo:margin-right="0cm" fo:margin-top="0cm" fo:margin-bottom="0cm" fo:line-height="100%" fo:text-align="center" fo:text-indent="0cm"/>
      <style:text-properties fo:font-size="6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6pt"/>
    </style:style>
    <style:style style:name="P11" style:family="paragraph">
      <loext:graphic-properties draw:fill-color="#ffe994"/>
      <style:paragraph-properties fo:text-align="center"/>
      <style:text-properties fo:font-size="6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e994"/>
      <style:paragraph-properties fo:margin-left="0cm" fo:margin-right="0cm" fo:margin-top="0cm" fo:margin-bottom="0cm" fo:line-height="100%" fo:text-align="center" fo:text-indent="0cm"/>
      <style:text-properties fo:font-size="6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9pt"/>
    </style:style>
    <style:style style:name="P14" style:family="paragraph">
      <loext:graphic-properties draw:fill-color="#f6f9d4"/>
      <style:paragraph-properties fo:margin-left="0cm" fo:margin-right="0cm" fo:margin-top="0cm" fo:margin-bottom="0cm" fo:line-height="100%" fo:text-align="center" fo:text-indent="0cm"/>
      <style:text-properties fo:font-size="9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d7d7"/>
      <style:paragraph-properties fo:text-align="center"/>
      <style:text-properties fo:font-size="9pt" fo:font-weight="bold" style:font-size-asian="14pt" style:font-weight-asian="bold" style:font-size-complex="14pt" style:font-weight-complex="bold"/>
    </style:style>
    <style:style style:name="P16" style:family="paragraph">
      <loext:graphic-properties draw:fill-color="#ffd7d7"/>
      <style:paragraph-properties fo:margin-left="0cm" fo:margin-right="0cm" fo:margin-top="0cm" fo:margin-bottom="0cm" fo:line-height="100%" fo:text-align="center" fo:text-indent="0cm"/>
      <style:text-properties fo:font-size="9pt" fo:font-weight="bold" style:font-size-asian="14pt" style:font-weight-asian="bold" style:font-size-complex="14pt" style:font-weight-complex="bold"/>
    </style:style>
    <style:style style:name="P17" style:family="paragraph">
      <loext:graphic-properties draw:fill-color="#ffd7d7"/>
      <style:paragraph-properties fo:text-align="center"/>
      <style:text-properties fo:font-size="6pt" fo:font-weight="bold" style:font-size-asian="14pt" style:font-weight-asian="bold" style:font-size-complex="14pt" style:font-weight-complex="bold"/>
    </style:style>
    <style:style style:name="T1" style:family="text">
      <style:text-properties style:font-size-asian="15pt" style:font-size-complex="15pt"/>
    </style:style>
    <style:style style:name="T2" style:family="text">
      <style:text-properties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6pt" style:font-size-asian="14pt" style:font-size-complex="14pt"/>
    </style:style>
    <style:style style:name="T5" style:family="text">
      <style:text-properties fo:font-size="9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.75cm" svg:y1="4.004cm" svg:x2="19.25cm" svg:y2="4.004cm">
          <text:p text:style-name="P1"><text:span text:style-name="T1"/></text:p>
        </draw:line>
        <draw:line draw:style-name="gr2" draw:text-style-name="P2" draw:layer="layout" svg:x1="3cm" svg:y1="3.754cm" svg:x2="3cm" svg:y2="4.254cm">
          <text:p text:style-name="P1"><text:span text:style-name="T1"/></text:p>
        </draw:line>
        <draw:line draw:style-name="gr3" draw:text-style-name="P2" draw:layer="layout" svg:x1="5cm" svg:y1="3.754cm" svg:x2="5cm" svg:y2="4.254cm">
          <text:p text:style-name="P1"><text:span text:style-name="T1"/></text:p>
        </draw:line>
        <draw:line draw:style-name="gr4" draw:text-style-name="P2" draw:layer="layout" svg:x1="21cm" svg:y1="3.754cm" svg:x2="21cm" svg:y2="4.254cm">
          <text:p text:style-name="P1"><text:span text:style-name="T1"/></text:p>
        </draw:line>
        <draw:line draw:style-name="gr3" draw:text-style-name="P2" draw:layer="layout" svg:x1="9cm" svg:y1="3.754cm" svg:x2="9cm" svg:y2="4.254cm">
          <text:p text:style-name="P1"><text:span text:style-name="T1"/></text:p>
        </draw:line>
        <draw:line draw:style-name="gr3" draw:text-style-name="P2" draw:layer="layout" svg:x1="17cm" svg:y1="3.754cm" svg:x2="17cm" svg:y2="4.254cm">
          <text:p text:style-name="P1"><text:span text:style-name="T1"/></text:p>
        </draw:line>
        <draw:line draw:style-name="gr3" draw:text-style-name="P2" draw:layer="layout" svg:x1="13cm" svg:y1="3.754cm" svg:x2="13cm" svg:y2="4.254cm">
          <text:p text:style-name="P1"><text:span text:style-name="T1"/></text:p>
        </draw:line>
        <draw:custom-shape draw:style-name="gr5" draw:text-style-name="P4" draw:layer="layout" svg:width="3.25cm" svg:height="0.5cm" svg:x="3.25cm" svg:y="1.5cm">
          <text:p text:style-name="P3"><text:span text:style-name="T1">Measure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25cm" svg:height="0.5cm" svg:x="7.375cm" svg:y="1.504cm">
          <text:p text:style-name="P3"><text:span text:style-name="T1">Measure 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25cm" svg:height="0.5cm" svg:x="11.125cm" svg:y="1.5cm">
          <text:p text:style-name="P3"><text:span text:style-name="T1">Measure 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25cm" svg:height="0.5cm" svg:x="15.25cm" svg:y="1.504cm">
          <text:p text:style-name="P3"><text:span text:style-name="T1">Measure 4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cm" svg:y1="2.754cm" svg:x2="3cm" svg:y2="8.004cm">
          <text:p text:style-name="P1"><text:span text:style-name="T1"/></text:p>
        </draw:line>
        <draw:custom-shape draw:style-name="gr7" draw:text-style-name="P5" draw:layer="layout" svg:width="1.5cm" svg:height="0.5cm" svg:x="2.25cm" svg:y="5.254cm">
          <text:p text:style-name="P1"><text:span text:style-name="T2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1cm" svg:height="0.501cm" svg:x="2.4cm" svg:y="2.503cm">
          <text:p text:style-name="P1"><text:span text:style-name="T2">T</text:span><text:span text:style-name="T2">: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0.5cm" svg:x="2.25cm" svg:y="4.754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0.5cm" svg:x="2.25cm" svg:y="5.754cm">
          <text:p text:style-name="P1"><text:span text:style-name="T2">Clef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0.5cm" svg:x="2.25cm" svg:y="6.254cm">
          <text:p text:style-name="P1"><text:span text:style-name="T2">Timin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2.25cm" svg:y="6.754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3.754cm" svg:x2="7cm" svg:y2="4.254cm">
          <text:p/>
        </draw:line>
        <draw:line draw:style-name="gr6" draw:text-style-name="P2" draw:layer="layout" svg:x1="7cm" svg:y1="2.754cm" svg:x2="7cm" svg:y2="6.75cm">
          <text:p/>
        </draw:line>
        <draw:custom-shape draw:style-name="gr8" draw:text-style-name="P6" draw:layer="layout" svg:width="1.1cm" svg:height="0.501cm" svg:x="6.4cm" svg:y="2.503cm">
          <text:p text:style-name="P1"><text:span text:style-name="T2">T:960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cm" svg:y1="3.754cm" svg:x2="11cm" svg:y2="4.254cm">
          <text:p/>
        </draw:line>
        <draw:line draw:style-name="gr6" draw:text-style-name="P2" draw:layer="layout" svg:x1="11cm" svg:y1="2.754cm" svg:x2="11cm" svg:y2="4.75cm">
          <text:p/>
        </draw:line>
        <draw:custom-shape draw:style-name="gr9" draw:text-style-name="P6" draw:layer="layout" svg:width="1.5cm" svg:height="0.501cm" svg:x="10.25cm" svg:y="2.503cm">
          <text:p text:style-name="P1"><text:span text:style-name="T2">T:1920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3.754cm" svg:x2="15cm" svg:y2="4.254cm">
          <text:p/>
        </draw:line>
        <draw:line draw:style-name="gr6" draw:text-style-name="P2" draw:layer="layout" svg:x1="15cm" svg:y1="2.754cm" svg:x2="15cm" svg:y2="4.75cm">
          <text:p/>
        </draw:line>
        <draw:custom-shape draw:style-name="gr9" draw:text-style-name="P6" draw:layer="layout" svg:width="1.5cm" svg:height="0.501cm" svg:x="14.25cm" svg:y="2.503cm">
          <text:p text:style-name="P1"><text:span text:style-name="T2">T:2880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cm" svg:y1="3.75cm" svg:x2="19cm" svg:y2="4.25cm">
          <text:p/>
        </draw:line>
        <draw:line draw:style-name="gr6" draw:text-style-name="P2" draw:layer="layout" svg:x1="19cm" svg:y1="3cm" svg:x2="19cm" svg:y2="4.75cm">
          <text:p/>
        </draw:line>
        <draw:custom-shape draw:style-name="gr9" draw:text-style-name="P6" draw:layer="layout" svg:width="1.5cm" svg:height="0.501cm" svg:x="18.25cm" svg:y="2.5cm">
          <text:p text:style-name="P1"><text:span text:style-name="T2">T:384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5cm" svg:height="0.5cm" svg:x="2.5cm" svg:y="8.25cm">
          <text:p text:style-name="P8"><text:span text:style-name="T3">¼ rest 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0.5cm" svg:x="2.75cm" svg:y="7.75cm">
          <text:p text:style-name="P10"><text:span text:style-name="T2">¼ D3 @s2v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cm" svg:y1="2.75cm" svg:x2="5cm" svg:y2="7.25cm">
          <text:p/>
        </draw:line>
        <draw:custom-shape draw:style-name="gr8" draw:text-style-name="P6" draw:layer="layout" svg:width="1.1cm" svg:height="0.501cm" svg:x="4.4cm" svg:y="2.5cm">
          <text:p text:style-name="P1"><text:span text:style-name="T2">T</text:span><text:span text:style-name="T2">:</text:span><text:span text:style-name="T2">4</text:span><text:span text:style-name="T2">8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4.25cm" svg:y="4.7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1.25cm" svg:height="0.5cm" svg:x="4.5cm" svg:y="7.25cm">
          <text:p text:style-name="P8"><text:span text:style-name="T3">1/8 rest</text:span><text:span text:style-name="T3"><text:line-break/></text:span><text:span text:style-name="T3">@s2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cm" svg:height="0.5cm" svg:x="4.75cm" svg:y="5.75cm">
          <text:p text:style-name="P8"><text:span text:style-name="T3">¼ D4 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0.5cm" svg:x="4.75cm" svg:y="6.25cm">
          <text:p text:style-name="P8"><text:span text:style-name="T3">¼ F#4 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cm" svg:height="0.5cm" svg:x="4.75cm" svg:y="6.75cm">
          <text:p text:style-name="P8"><text:span text:style-name="T3">¼ A4 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0.5cm" svg:x="6.25cm" svg:y="4.75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0.5cm" svg:x="10.25cm" svg:y="4.75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0.5cm" svg:x="14.25cm" svg:y="4.75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0.5cm" svg:x="18.25cm" svg:y="4.746cm">
          <text:p text:style-name="P1"><text:span text:style-name="T2">Bar Line 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cm" svg:y1="3.75cm" svg:x2="6cm" svg:y2="8.5cm">
          <text:p/>
        </draw:line>
        <draw:custom-shape draw:style-name="gr7" draw:text-style-name="P7" draw:layer="layout" svg:width="1.5cm" svg:height="0.5cm" svg:x="5.25cm" svg:y="8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1cm" svg:height="0.5cm" svg:x="5.75cm" svg:y="9cm">
          <text:p text:style-name="P8"><text:span text:style-name="T3">1/8 D3</text:span><text:span text:style-name="T3"><text:line-break/></text:span><text:span text:style-name="T3">@s2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6.25cm" svg:y="5.2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cm" svg:height="0.5cm" svg:x="6.75cm" svg:y="6.25cm">
          <text:p text:style-name="P8"><text:span text:style-name="T3">¼ G2</text:span><text:span text:style-name="T3"><text:line-break/></text:span><text:span text:style-name="T3">@s2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5cm" svg:height="0.5cm" svg:x="6.5cm" svg:y="6.75cm">
          <text:p text:style-name="P8"><text:span text:style-name="T3">¼ rest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cm" svg:y1="3.754cm" svg:x2="9cm" svg:y2="4.254cm">
          <text:p/>
        </draw:line>
        <draw:line draw:style-name="gr6" draw:text-style-name="P2" draw:layer="layout" svg:x1="9cm" svg:y1="2.75cm" svg:x2="9cm" svg:y2="7.25cm">
          <text:p/>
        </draw:line>
        <draw:custom-shape draw:style-name="gr9" draw:text-style-name="P6" draw:layer="layout" svg:width="1.5cm" svg:height="0.501cm" svg:x="8.25cm" svg:y="2.5cm">
          <text:p text:style-name="P1"><text:span text:style-name="T2">T:144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8.25cm" svg:y="4.7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1.25cm" svg:height="0.5cm" svg:x="8.5cm" svg:y="7.25cm">
          <text:p text:style-name="P8"><text:span text:style-name="T3">1/8 rest</text:span><text:span text:style-name="T3"><text:line-break/></text:span><text:span text:style-name="T3">@s2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cm" svg:height="0.5cm" svg:x="8.75cm" svg:y="5.75cm">
          <text:p text:style-name="P8"><text:span text:style-name="T3">¼ D4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0.5cm" svg:x="8.75cm" svg:y="6.25cm">
          <text:p text:style-name="P8"><text:span text:style-name="T3">¼ G4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cm" svg:height="0.5cm" svg:x="8.75cm" svg:y="6.75cm">
          <text:p text:style-name="P8"><text:span text:style-name="T3">¼ B4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cm" svg:y1="3.75cm" svg:x2="10cm" svg:y2="8.5cm">
          <text:p/>
        </draw:line>
        <draw:custom-shape draw:style-name="gr23" draw:text-style-name="P14" draw:layer="layout" svg:width="1.5cm" svg:height="0.5cm" svg:x="9.25cm" svg:y="8cm">
          <text:p text:style-name="P13"><text:span text:style-name="T5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cm" svg:height="0.5cm" svg:x="9.75cm" svg:y="9cm">
          <text:p text:style-name="P8"><text:span text:style-name="T3">1/8 G3</text:span><text:span text:style-name="T3"><text:line-break/></text:span><text:span text:style-name="T3">@s2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cm" svg:height="0.501cm" svg:x="12.25cm" svg:y="2.5cm">
          <text:p text:style-name="P1"><text:span text:style-name="T2">T:240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cm" svg:height="0.501cm" svg:x="16.25cm" svg:y="2.5cm">
          <text:p text:style-name="P1"><text:span text:style-name="T2">T:336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10.25cm" svg:y="5.2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1cm" svg:height="0.5cm" svg:x="10.75cm" svg:y="6.25cm">
          <text:p text:style-name="P8"><text:span text:style-name="T3">¼ A2</text:span><text:span text:style-name="T3"><text:line-break/></text:span><text:span text:style-name="T3">@s2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.25cm" svg:height="0.5cm" svg:x="10.5cm" svg:y="6.75cm">
          <text:p text:style-name="P8"><text:span text:style-name="T3">¼ rest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14.25cm" svg:y="5.2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1cm" svg:height="0.5cm" svg:x="14.75cm" svg:y="6.25cm">
          <text:p text:style-name="P8"><text:span text:style-name="T3">½ D2</text:span><text:span text:style-name="T3"><text:line-break/></text:span><text:span text:style-name="T3">@s2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.25cm" svg:height="0.5cm" svg:x="14.5cm" svg:y="6.75cm">
          <text:p text:style-name="P8"><text:span text:style-name="T3">¼ rest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12.25cm" svg:y="4.7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1.25cm" svg:height="0.5cm" svg:x="12.5cm" svg:y="7.25cm">
          <text:p text:style-name="P8"><text:span text:style-name="T3">1/8 rest</text:span><text:span text:style-name="T3"><text:line-break/></text:span><text:span text:style-name="T3">@s2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cm" svg:height="0.5cm" svg:x="12.75cm" svg:y="5.75cm">
          <text:p text:style-name="P8"><text:span text:style-name="T3">¼ C#4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1cm" svg:height="0.5cm" svg:x="12.75cm" svg:y="6.25cm">
          <text:p text:style-name="P8"><text:span text:style-name="T3">¼ E4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cm" svg:height="0.5cm" svg:x="12.75cm" svg:y="6.75cm">
          <text:p text:style-name="P8"><text:span text:style-name="T3">¼ A4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5cm" svg:height="0.5cm" svg:x="13.25cm" svg:y="8cm">
          <text:p text:style-name="P13"><text:span text:style-name="T5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2" draw:layer="layout" svg:width="1cm" svg:height="0.5cm" svg:x="13.75cm" svg:y="9cm">
          <text:p text:style-name="P8"><text:span text:style-name="T3">1/8 A2</text:span><text:span text:style-name="T3"><text:line-break/></text:span><text:span text:style-name="T3">@s2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16.25cm" svg:y="4.75cm">
          <text:p text:style-name="P1"><text:span text:style-name="T2">Chord/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1cm" svg:height="0.5cm" svg:x="16.75cm" svg:y="5.75cm">
          <text:p text:style-name="P8"><text:span text:style-name="T3">¼ D4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cm" svg:height="0.5cm" svg:x="16.75cm" svg:y="6.25cm">
          <text:p text:style-name="P8"><text:span text:style-name="T3">¼ F#4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cm" svg:height="0.5cm" svg:x="16.75cm" svg:y="6.75cm">
          <text:p text:style-name="P8"><text:span text:style-name="T3">¼ A4</text:span><text:span text:style-name="T3"><text:line-break/></text:span><text:span text:style-name="T3">@s1</text:span><text:span text:style-name="T4">v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cm" svg:y1="3.75cm" svg:x2="14cm" svg:y2="8cm">
          <text:p/>
        </draw:line>
        <draw:line draw:style-name="gr6" draw:text-style-name="P2" draw:layer="layout" svg:x1="17cm" svg:y1="3cm" svg:x2="17cm" svg:y2="4.75cm">
          <text:p/>
        </draw:line>
        <draw:line draw:style-name="gr6" draw:text-style-name="P2" draw:layer="layout" svg:x1="13cm" svg:y1="3cm" svg:x2="13cm" svg:y2="4.75cm">
          <text:p/>
        </draw:line>
        <draw:custom-shape draw:style-name="gr38" draw:text-style-name="P6" draw:layer="layout" svg:width="1.1cm" svg:height="0.5cm" svg:x="5.5cm" svg:y="3.25cm">
          <text:p text:style-name="P1"><text:span text:style-name="T2">T:720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.5cm" svg:height="0.5cm" svg:x="9.35cm" svg:y="3.25cm">
          <text:p text:style-name="P1"><text:span text:style-name="T2">T:1680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.5cm" svg:height="0.5cm" svg:x="13.35cm" svg:y="3.25cm">
          <text:p text:style-name="P1"><text:span text:style-name="T2">T:2640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1.25cm" svg:height="0.5cm" svg:x="5.5cm" svg:y="8.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6" draw:layer="layout" svg:width="1.25cm" svg:height="0.5cm" svg:x="9.5cm" svg:y="8.5cm">
          <text:p text:style-name="P13"><text:span text:style-name="T5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6" draw:layer="layout" svg:width="1.25cm" svg:height="0.5cm" svg:x="13.5cm" svg:y="8.5cm">
          <text:p text:style-name="P13"><text:span text:style-name="T5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1.25cm" svg:height="0.5cm" svg:x="2.5cm" svg:y="7.2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1.25cm" svg:height="0.5cm" svg:x="4.5cm" svg:y="5.2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1.25cm" svg:height="0.5cm" svg:x="6.5cm" svg:y="5.7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1.25cm" svg:height="0.5cm" svg:x="8.5cm" svg:y="5.2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1.25cm" svg:height="0.5cm" svg:x="10.5cm" svg:y="5.7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1.25cm" svg:height="0.5cm" svg:x="12.5cm" svg:y="5.2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1.25cm" svg:height="0.5cm" svg:x="14.5cm" svg:y="5.75cm">
          <text:p text:style-name="P10"><text:span text:style-name="T5">Ch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1.25cm" svg:height="0.5cm" svg:x="16.5cm" svg:y="5.25cm">
          <text:p text:style-name="P1"><text:span text:style-name="T2">Chor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1T16:49:42.907957078</meta:creation-date>
    <dc:date>2025-06-12T14:46:06.254818543</dc:date>
    <meta:editing-duration>PT24M18S</meta:editing-duration>
    <meta:editing-cycles>5</meta:editing-cycles>
    <meta:generator>LibreOffice/7.3.7.2$Linux_X86_64 LibreOffice_project/30$Build-2</meta:generator>
    <meta:document-statistic meta:object-count="96"/>
  </office:meta>
</office:document-meta>
</file>